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700000126F5097A02.png" manifest:media-type="image/png"/>
  <manifest:file-entry manifest:full-path="Pictures/100000010000066100000177A6759948.png" manifest:media-type="image/png"/>
  <manifest:file-entry manifest:full-path="Pictures/10000001000002B7000000D6C4FC31CE.png" manifest:media-type="image/png"/>
  <manifest:file-entry manifest:full-path="Pictures/1000000100000575000001711F2805A0.png" manifest:media-type="image/png"/>
  <manifest:file-entry manifest:full-path="Pictures/10000001000003C100000307F6469E73.png" manifest:media-type="image/png"/>
  <manifest:file-entry manifest:full-path="Pictures/10000001000004A40000035868171B0C.png" manifest:media-type="image/png"/>
  <manifest:file-entry manifest:full-path="Pictures/1000000100000575000001A448D53195.png" manifest:media-type="image/png"/>
  <manifest:file-entry manifest:full-path="Pictures/10000001000005F60000030BC69A7262.png" manifest:media-type="image/png"/>
  <manifest:file-entry manifest:full-path="Pictures/10000001000003BE00000347A6113304.png" manifest:media-type="image/png"/>
  <manifest:file-entry manifest:full-path="Pictures/10000001000006BF0000016287A311FD.png" manifest:media-type="image/png"/>
  <manifest:file-entry manifest:full-path="Pictures/100000010000067A000000A3714D6C0B.png" manifest:media-type="image/png"/>
  <manifest:file-entry manifest:full-path="Pictures/10000001000003A0000003529AC121C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742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0" text:anchor-type="char" svg:x="0.9299in" svg:y="-0.3535in" svg:width="4.6402in" svg:height="4.25in" draw:z-index="9"><draw:image xlink:href="Pictures/10000001000003A0000003529AC121C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char" svg:x="1.1063in" svg:y="0.1854in" svg:width="5.0118in" svg:height="4.389in" draw:z-index="10"><draw:image xlink:href="Pictures/10000001000003BE00000347A611330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2" text:anchor-type="char" svg:x="0.1945in" svg:y="0.1693in" svg:width="6.6929in" svg:height="2.0118in" draw:z-index="11"><draw:image xlink:href="Pictures/1000000100000575000001A448D5319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x="1.0016in" svg:y="-0.2992in" svg:width="5.3693in" svg:height="2.7409in" draw:z-index="7"><draw:image xlink:href="Pictures/10000001000005F60000030BC69A726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x="1.0138in" svg:y="0.1409in" svg:width="5.2244in" svg:height="3.7638in" draw:z-index="8"><draw:image xlink:href="Pictures/10000001000004A40000035868171B0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9" text:anchor-type="char" svg:x="1.0028in" svg:y="0.0709in" svg:width="5.2354in" svg:height="3.9283in" draw:z-index="6"><draw:image xlink:href="Pictures/10000001000003C100000307F6469E7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.0091in" svg:y="0.011in" svg:width="6.6929in" svg:height="2.0602in" draw:z-index="1"><draw:image xlink:href="Pictures/10000001000002B7000000D6C4FC31CE.png" xlink:type="simple" xlink:show="embed" xlink:actuate="onLoad" draw:mime-type="image/png"/></draw:frame><draw:frame draw:style-name="fr1" draw:name="Image3" text:anchor-type="char" svg:x="0.0091in" svg:y="2.1146in" svg:width="6.6929in" svg:height="1.5366in" draw:z-index="3"><draw:image xlink:href="Pictures/100000010000066100000177A6759948.png" xlink:type="simple" xlink:show="embed" xlink:actuate="onLoad" draw:mime-type="image/png"/></draw:frame><draw:frame draw:style-name="fr1" draw:name="Image1" text:anchor-type="char" svg:x="0.0091in" svg:y="3.6508in" svg:width="6.6929in" svg:height="0.6575in" draw:z-index="2"><draw:image xlink:href="Pictures/100000010000067A000000A3714D6C0B.png" xlink:type="simple" xlink:show="embed" xlink:actuate="onLoad" draw:mime-type="image/png"/></draw:frame><draw:frame draw:style-name="fr1" draw:name="Image2" text:anchor-type="char" svg:x="0.0091in" svg:y="4.3075in" svg:width="6.6929in" svg:height="1.3484in" draw:z-index="0"><draw:image xlink:href="Pictures/1000000100000575000001711F2805A0.png" xlink:type="simple" xlink:show="embed" xlink:actuate="onLoad" draw:mime-type="image/png"/></draw:frame><draw:frame draw:style-name="fr1" draw:name="Image5" text:anchor-type="char" svg:x="0.0091in" svg:y="5.6555in" svg:width="6.6929in" svg:height="1.3717in" draw:z-index="4"><draw:image xlink:href="Pictures/10000001000006BF0000016287A311FD.png" xlink:type="simple" xlink:show="embed" xlink:actuate="onLoad" draw:mime-type="image/png"/></draw:frame><draw:frame draw:style-name="fr1" draw:name="Image6" text:anchor-type="char" svg:x="0.0091in" svg:y="7.0264in" svg:width="3.9252in" svg:height="2.7291in" draw:z-index="5"><draw:image xlink:href="Pictures/100000010000014700000126F5097A02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10:11:49.594648859</meta:creation-date>
    <dc:date>2026-01-21T12:26:05.231694893</dc:date>
    <meta:editing-duration>PT1H3M56S</meta:editing-duration>
    <meta:editing-cycles>2</meta:editing-cycles>
    <meta:generator>LibreOffice/24.2.7.2$Linux_X86_64 LibreOffice_project/420$Build-2</meta:generator>
    <meta:document-statistic meta:table-count="0" meta:image-count="12" meta:object-count="0" meta:page-count="4" meta:paragraph-count="0" meta:word-count="0" meta:character-count="0" meta:non-whitespace-character-count="0"/>
  </office:meta>
</office:document-meta>
</file>